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1" table:number-rows-spanned="3">
            <text:p>SL.NO</text:p>
          </table:table-cell>
          <table:table-cell office:value-type="string" calcext:value-type="string" table:number-columns-spanned="6" table:number-rows-spanned="1">
            <text:p>Direct Reading</text:p>
          </table:table-cell>
          <table:covered-table-cell table:number-columns-repeated="5"/>
          <table:table-cell table:style-name="ce2" table:number-columns-repeated="26"/>
          <table:table-cell table:number-columns-repeated="991"/>
        </table:table-row>
        <table:table-row table:style-name="ro1">
          <table:covered-table-cell/>
          <table:table-cell office:value-type="string" calcext:value-type="string" table:number-columns-spanned="3" table:number-rows-spanned="1">
            <text:p>Vernier 1 (deg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ernier 2(deg)</text:p>
          </table:table-cell>
          <table:covered-table-cell table:number-columns-repeated="2"/>
          <table:table-cell table:style-name="ce2" table:number-columns-repeated="26"/>
          <table:table-cell table:number-columns-repeated="991"/>
        </table:table-row>
        <table:table-row table:style-name="ro1">
          <table:covered-table-cell/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table-cell table:style-name="ce2" table:number-columns-repeated="26"/>
          <table:table-cell table:number-columns-repeated="99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4] + 5.55*(10^-3)*[.C4]" office:value-type="float" office:value="49.0555" calcext:value-type="float">
            <text:p>49.0555</text:p>
          </table:table-cell>
          <table:table-cell table:style-name="ce2" table:formula="of:=180+49" office:value-type="float" office:value="229" calcext:value-type="float">
            <text:p>22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E4] + 5.55*(10^-3)*[.F4]" office:value-type="float" office:value="229.0666" calcext:value-type="float">
            <text:p>229.0666</text:p>
          </table:table-cell>
          <table:table-cell table:style-name="ce2" table:number-columns-repeated="26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19,20’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Order</text:p>
          </table:table-cell>
          <table:table-cell office:value-type="string" calcext:value-type="string" table:number-columns-spanned="6" table:number-rows-spanned="1">
            <text:p>Left sid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Right side</text:p>
          </table:table-cell>
          <table:covered-table-cell table:number-columns-repeated="5"/>
          <table:table-cell office:value-type="string" calcext:value-type="string" table:number-columns-spanned="1" table:number-rows-spanned="3">
            <text:p>Vernier 1</text:p>
            <text:p>2θ (deg)</text:p>
          </table:table-cell>
          <table:table-cell office:value-type="string" calcext:value-type="string" table:number-columns-spanned="1" table:number-rows-spanned="3">
            <text:p>Vernier 2</text:p>
            <text:p> 2θ (deg)</text:p>
          </table:table-cell>
          <table:table-cell office:value-type="string" calcext:value-type="string" table:number-columns-spanned="1" table:number-rows-spanned="3">
            <text:p>Avg</text:p>
            <text:p>θ (deg)</text:p>
          </table:table-cell>
          <table:table-cell table:style-name="ce5" office:value-type="string" calcext:value-type="string" table:number-columns-spanned="1" table:number-rows-spanned="3">
            <text:p>λ</text:p>
            <text:p>(nm)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 table:number-columns-spanned="3" table:number-rows-spanned="1">
            <text:p>Vernier 1 (deg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ernier 2(deg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ernier 1 (deg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ernier 2(deg)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TOTAL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.3333" calcext:value-type="float">
            <text:p>1.3333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B10]+ 5.55*(10^-3)*[.C10]" office:value-type="float" office:value="1.47205" calcext:value-type="float">
            <text:p>1.47205</text:p>
          </table:table-cell>
          <table:table-cell table:style-name="ce3" office:value-type="float" office:value="176.6" calcext:value-type="float">
            <text:p>176.6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number-columns-repeated="8"/>
          <table:table-cell table:number-columns-repeated="1010"/>
        </table:table-row>
        <table:table-row table:style-name="ro1" table:number-rows-repeated="23">
          <table:table-cell table:style-name="ce3" table:number-columns-repeated="14"/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3:19:44.335046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1.2$Linux_X86_64 LibreOffice_project/40$Build-2</meta:generator>
    <dc:date>2020-03-04T15:08:08.266657189</dc:date>
    <meta:editing-duration>PT1H27M57S</meta:editing-duration>
    <meta:editing-cycles>12</meta:editing-cycles>
    <meta:document-statistic meta:table-count="1" meta:cell-count="47" meta:object-count="0"/>
  </office:meta>
</office:document-meta>
</file>